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cheat-sheet</text:h>
      <text:p text:style-name="Text_20_body">The git command-line utility has plenty of inconsistencies <text:a xlink:type="simple" xlink:href="http://steveko.wordpress.com/2012/02/24/10-things-i-hate-about-git/" text:style-name="Internet_20_link" text:visited-style-name="Visited_20_Internet_20_Link">http://steveko.wordpress.com/2012/02/24/10-things-i-hate-about-git/</text:a></text:p>
      <text:p text:style-name="Text_20_body">A GUI like <text:a xlink:type="simple" xlink:href="http://sourcetreeapp.com/" text:style-name="Internet_20_link" text:visited-style-name="Visited_20_Internet_20_Link">http://sourcetreeapp.com</text:a> is often helpful, but staying on the command line usually quicker. This is a list of the commands I use most frequently, listed by funcional category:</text:p>
      <text:h text:style-name="Heading_20_3" text:outline-level="3"><text:bookmark text:name="user-content-current-state"/>current state</text:h>
      <text:p text:style-name="Text_20_body"><text:span text:style-name="Source_20_Text">git status</text:span> list which (unstaged) files have changed<text:line-break/><text:span text:style-name="Source_20_Text">git diff</text:span> list (unstaged) changes to files<text:line-break/><text:span text:style-name="Source_20_Text">git log</text:span> list recent commits</text:p>
      <text:h text:style-name="Heading_20_3" text:outline-level="3"><text:bookmark text:name="user-content-adding-files-to-repo"/>adding files to repo</text:h>
      <text:p text:style-name="Text_20_body"><text:span text:style-name="Source_20_Text">git add fn</text:span> stage file<text:line-break/><text:span text:style-name="Source_20_Text">git commit -m 'message'</text:span> commit file<text:line-break/><text:span text:style-name="Source_20_Text">git commit -am 'message'</text:span> add/commit all changes from all tracked files (no untracked files) in one go</text:p>
      <text:h text:style-name="Heading_20_3" text:outline-level="3"><text:bookmark text:name="user-content-undoing-previous-actions"/>undoing previous actions</text:h>
      <text:p text:style-name="Text_20_body"><text:a xlink:type="simple" xlink:href="http://git-scm.com/book/en/Git-Tools-Rewriting-History" text:style-name="Internet_20_link" text:visited-style-name="Visited_20_Internet_20_Link">http://git-scm.com/book/en/Git-Tools-Rewriting-History</text:a><text:line-break/><text:span text:style-name="Source_20_Text">git reset filename</text:span> unstage file<text:line-break/><text:span text:style-name="Source_20_Text">git commit --amend -m 'message'</text:span> alter the last commit (add any staged files, new comment)<text:line-break/><text:span text:style-name="Source_20_Text">git reset --soft HEAD^</text:span> undo previous commit, put changes in staging<text:line-break/><text:span text:style-name="Source_20_Text">git reset --hard HEAD^</text:span> Undo last commit and all changes<text:line-break/><text:span text:style-name="Source_20_Text">git reset --hard HEAD^^</text:span> Undo two (^^) last commits and all changes<text:line-break/><text:span text:style-name="Source_20_Text">git checkout -- cats.html index.html</text:span> Undo all changes that were made to files cats.html and index.html<text:line-break/><text:span text:style-name="Source_20_Text">git rebase --onto &lt;commit-id&gt;\^ &lt;commit-id&gt; HEAD</text:span> remove specific commit from repository. the \ in ^ is just an escape char to make zsh play nice and is not necessary if using bash.</text:p>
      <text:h text:style-name="Heading_20_3" text:outline-level="3"><text:bookmark text:name="user-content-remote-repositories"/>remote repositories</text:h>
      <text:p text:style-name="Text_20_body"><text:span text:style-name="Source_20_Text">git remote add origin git@example.com:example/petshop.git</text:span> add a remote repository<text:line-break/><text:span text:style-name="Source_20_Text">git push -u origin master</text:span> push current local repo to remote. -u sets it to default for the future<text:line-break/><text:span text:style-name="Source_20_Text">git remote -v show</text:span> show the available remote repositories that have been added<text:line-break/><text:span text:style-name="Source_20_Text">git pull</text:span> checkout and merge remote changes in one go<text:line-break/><text:soft-page-break/><text:span text:style-name="Source_20_Text">git fetch origin</text:span> update the local cache of the remote repository<text:line-break/><text:span text:style-name="Source_20_Text">git remote -v update</text:span> bring remote refs up to date (and -v show which branches were updated)<text:line-break/><text:span text:style-name="Source_20_Text">git status -uno</text:span> will tell you whether the branch you are tracking is ahead, behind or has diverged. If it says nothing, the local and remote are the same.<text:line-break/><text:span text:style-name="Source_20_Text">git show-branch *master</text:span> will show you the commits in all of the branches whose names end in master (eg master and origin/master).<text:line-break/><text:span text:style-name="Source_20_Text">git show remote origin</text:span> show local&lt;-&gt;remote branch tracking and sync status</text:p>
      <text:h text:style-name="Heading_20_3" text:outline-level="3"><text:bookmark text:name="user-content-examine-changes-on-remote-without-pulling-them"/>Examine changes on remote, without pulling them</text:h>
      <text:p text:style-name="Text_20_body"><text:span text:style-name="Source_20_Text">git fetch origin</text:span><text:line-break/><text:span text:style-name="Source_20_Text">git log HEAD..origin/master --oneline</text:span> shows commit messages<text:line-break/><text:span text:style-name="Source_20_Text">git diff HEAD..origin/master</text:span> shows all changes on remote compared to local HEAD</text:p>
      <text:h text:style-name="Heading_20_3" text:outline-level="3"><text:bookmark text:name="user-content-branches"/>Branches</text:h>
      <text:p text:style-name="Text_20_body"><text:span text:style-name="Source_20_Text">git branch</text:span> list currently existing branches<text:line-break/><text:span text:style-name="Source_20_Text">git branch [branchname]</text:span> create new branch<text:line-break/><text:span text:style-name="Source_20_Text">git checkout branchname</text:span> move to that branch<text:line-break/><text:span text:style-name="Source_20_Text">git checkout -b branchname</text:span> create and checkout new branch in one go<text:line-break/><text:span text:style-name="Source_20_Text">git branch -d branchname</text:span> remove branch</text:p>
      <text:h text:style-name="Heading_20_4" text:outline-level="4"><text:bookmark text:name="user-content-merging-branch-back-to-master"/>merging branch back to master</text:h>
      <text:p text:style-name="Text_20_body"><text:span text:style-name="Source_20_Text">git checkout master; git merge branchname;</text:span> conditions for fast-forward merge - nothing new on master between branch start/end points</text:p>
      <text:h text:style-name="Heading_20_3" text:outline-level="3"><text:bookmark text:name="user-content-branches-on-remote"/>branches on remote</text:h>
      <text:p text:style-name="Text_20_body"><text:span text:style-name="Source_20_Text">git fetch origin``git branch -r</text:span> list remote branches (after a fetch)<text:line-break/><text:span text:style-name="Source_20_Text">git push origin :branchname</text:span> delete remote branch 'branchname'<text:line-break/><text:span text:style-name="Source_20_Text">git remote prune origin</text:span> clean up deleted remote branches (let's say someone else deleted a branch on the remote)<text:line-break/><text:span text:style-name="Source_20_Text">git show remote origin</text:span> show local&lt;-&gt;remote branch tracking and sync status (duplicate info under "remote repositories")</text:p>
      <text:h text:style-name="Heading_20_4" text:outline-level="4"><text:bookmark text:name="user-content-push-local-branch-to-differently-named-remote-branch-eg-heroku-only-deploys-master"/>push local branch to differently named remote branch. Eg Heroku only deploys master</text:h>
      <text:p text:style-name="Text_20_body"><text:span text:style-name="Source_20_Text">git push heroku yourbranch:master</text:span> simple form<text:line-break/><text:span text:style-name="Source_20_Text">git push heroku-staging staging:master</text:span> (localBranchName:remoteBranchName)</text:p>
      <text:h text:style-name="Heading_20_3" text:outline-level="3"><text:bookmark text:name="user-content-tagging"/><text:soft-page-break/>tagging</text:h>
      <text:p text:style-name="Text_20_body"><text:span text:style-name="Source_20_Text">git tag</text:span> list all tags<text:line-break/><text:span text:style-name="Source_20_Text">git checkout v0.0.1</text:span> checkout code<text:line-break/><text:span text:style-name="Source_20_Text">git tag -a v0.0.3</text:span> -m 'Version 0.0.3' add new tag<text:line-break/><text:span text:style-name="Source_20_Text">git push --tags</text:span> push new tags to remote</text:p>
      <text:h text:style-name="Heading_20_3" text:outline-level="3"><text:bookmark text:name="user-content-dealing-with-large-files---keep-them-outside-the-repo-on-an-ssh-machine"/>dealing with large files - keep them outside the repo on an ssh machine.</text:h>
      <text:p text:style-name="Text_20_body"><text:a xlink:type="simple" xlink:href="http://stackoverflow.com/questions/540535/managing-large-binary-files-with-git" text:style-name="Internet_20_link" text:visited-style-name="Visited_20_Internet_20_Link">http://stackoverflow.com/questions/540535/managing-large-binary-files-with-git</text:a><text:line-break/><text:a xlink:type="simple" xlink:href="http://git-annex.branchable.com/walkthrough/" text:style-name="Internet_20_link" text:visited-style-name="Visited_20_Internet_20_Link">http://git-annex.branchable.com/walkthrough/</text:a> #see ssh section</text:p>
      <text:p text:style-name="Text_20_body"><text:span text:style-name="Source_20_Text">git annex add mybigfile</text:span><text:line-break/><text:span text:style-name="Source_20_Text">git commit -m 'add mybigfile'</text:span><text:line-break/><text:span text:style-name="Source_20_Text">git push myremote</text:span> <text:span text:style-name="Source_20_Text">git annex copy --to myremote mybigfile</text:span> this command copies the actual content to myremote<text:line-break/><text:span text:style-name="Source_20_Text">git annex drop mybigfile</text:span> remove content from local repo<text:line-break/><text:span text:style-name="Source_20_Text">git annex get mybigfile</text:span> retrieve the content<text:line-break/><text:span text:style-name="Source_20_Text">git annex copy --from myremote mybigfile</text:span>specify the remote from which to get the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2:45:15.707049991</meta:creation-date>
    <dc:date>2018-01-16T12:47:16.656473785</dc:date>
    <meta:editing-duration>PT2M1S</meta:editing-duration>
    <meta:editing-cycles>1</meta:editing-cycles>
    <meta:document-statistic meta:table-count="0" meta:image-count="0" meta:object-count="0" meta:page-count="3" meta:paragraph-count="26" meta:word-count="628" meta:character-count="4064" meta:non-whitespace-character-count="3471"/>
    <meta:generator>LibreOffice/5.1.6.2$Linux_X86_64 LibreOffice_project/10m0$Build-2</meta:generator>
  </office:meta>
</office:document-meta>
</file>